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672" officeooo:paragraph-rsid="00094672"/>
    </style:style>
    <style:style style:name="P2" style:family="paragraph" style:parent-style-name="Standard">
      <style:text-properties officeooo:rsid="000aa82e" officeooo:paragraph-rsid="000aa82e"/>
    </style:style>
    <style:style style:name="P3" style:family="paragraph" style:parent-style-name="Standard">
      <style:text-properties officeooo:rsid="000b1964" officeooo:paragraph-rsid="000b1964"/>
    </style:style>
    <style:style style:name="P4" style:family="paragraph" style:parent-style-name="Standard">
      <style:text-properties officeooo:rsid="000b425b" officeooo:paragraph-rsid="000b4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_exps</text:p>
      <text:p text:style-name="P1"/>
      <text:p text:style-name="P1">1. KCC</text:p>
      <text:p text:style-name="P1"/>
      <text:p text:style-name="P1">/usr/bin/python3.5 /home/kmd/Documents/multi-compartment_multi-anion/main.py</text:p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41.995444</text:p>
      <text:p text:style-name="P1">dendrite left&lt;-reference</text:p>
      <text:p text:style-name="P1">reference&lt;-dendrite right 1</text:p>
      <text:p text:style-name="P1">dendrite right 1&lt;-dendrite right 2</text:p>
      <text:p text:style-name="P1">dendrite right 2&lt;-dendrite right 3</text:p>
      <text:p text:style-name="P1">dendrite right 3&lt;-dendrite right 4</text:p>
      <text:p text:style-name="P1">dendrite right 4&lt;-dendrite right 5</text:p>
      <text:p text:style-name="P1">dendrite right 5&lt;-dendrite right 6</text:p>
      <text:p text:style-name="P1">dendrite right 6&lt;-dendrite right 7</text:p>
      <text:p text:style-name="P1">dendrite right 7&lt;-dendrite right 8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110.000000 s with time step of 0.001 seconds </text:p>
      <text:p text:style-name="P1">time taken: 56.863034</text:p>
      <text:p text:style-name="P1">2017-10-21 08:52:03.970534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5165971921212191<text:tab/>0.005165971921212191<text:tab/>0.005165971921212191<text:tab/></text:p>
      <text:p text:style-name="P1">ki <text:s text:c="7"/>0.122843956269480234<text:tab/>0.122843956269480234<text:tab/>0.122843956269480234<text:tab/></text:p>
      <text:p text:style-name="P1">nai <text:s text:c="6"/>0.014001741573522799<text:tab/>0.014001741573522799<text:tab/>0.014001741573522799<text:tab/></text:p>
      <text:p text:style-name="P1">xi <text:s text:c="7"/>0.154988330241917466<text:tab/>0.154988330241917466<text:tab/>0.154988330241917466<text:tab/></text:p>
      <text:p text:style-name="P1">pkcc2 <text:s text:c="4"/>0.000000020728539769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810<text:tab/>0.000000000000007810<text:tab/>0.000000000000007810<text:tab/></text:p>
      <text:p text:style-name="P1">ecl <text:s text:c="6"/>-0.083842313127285711<text:tab/>-0.083842313127285711<text:tab/>-0.083842313127285711<text:tab/></text:p>
      <text:p text:style-name="P1">V <text:s text:c="8"/>-0.072587139751560364<text:tab/>-0.072587139751560364<text:tab/>-0.072587139751560364<text:tab/></text:p>
      <text:p text:style-name="P1"><text:soft-page-break/>z <text:s text:c="8"/>-0.850000000000000089<text:tab/>-0.850000000000000089<text:tab/>-0.850000000000000089<text:tab/>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running from 110.000000 s until 125.000000 s with time step of 1e-06 seconds </text:p>
      <text:p text:style-name="P1">time taken: 12796.653571</text:p>
      <text:p text:style-name="P1">2017-10-21 12:23:57.801018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73364549264082<text:tab/>0.004377948135444265<text:tab/>0.004515175701722556<text:tab/></text:p>
      <text:p text:style-name="P1">ki <text:s text:c="7"/>0.122728021299761084<text:tab/>0.122728949436019294<text:tab/>0.122752393554544648<text:tab/></text:p>
      <text:p text:style-name="P1">nai <text:s text:c="6"/>0.014039475074453956<text:tab/>0.014038953324815188<text:tab/>0.014027749789037864<text:tab/></text:p>
      <text:p text:style-name="P1">xi <text:s text:c="7"/>0.155829770888207736<text:tab/>0.155824854637259397<text:tab/>0.155677752290236809<text:tab/></text:p>
      <text:p text:style-name="P1">pkcc2 <text:s text:c="4"/>0.000000320728539737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768<text:tab/>0.000000000000007768<text:tab/>0.000000000000007775<text:tab/></text:p>
      <text:p text:style-name="P1">ecl <text:s text:c="6"/>-0.088293920642197779<text:tab/>-0.088265923947136823<text:tab/>-0.087441033979451951<text:tab/></text:p>
      <text:p text:style-name="P1">V <text:s text:c="8"/>-0.073372801326731324<text:tab/>-0.073372023174675741<text:tab/>-0.073346666041403150<text:tab/></text:p>
      <text:p text:style-name="P1">z <text:s text:c="8"/>-0.850000000000000089<text:tab/>-0.850000000000000089<text:tab/>-0.849999999999999978<text:tab/>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running from 125.000000 s until 140.000000 s with time step of 1e-06 seconds </text:p>
      <text:p text:style-name="P1">time taken: 25436.047679</text:p>
      <text:p text:style-name="P1">2017-10-21 15:54:35.436182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979009857876629<text:tab/>0.003984747938771995<text:tab/>0.004156418386073101<text:tab/></text:p>
      <text:p text:style-name="P1">ki <text:s text:c="7"/>0.122692801671205304<text:tab/>0.122693941227953032<text:tab/>0.122722524038577141<text:tab/></text:p>
      <text:p text:style-name="P1">nai <text:s text:c="6"/>0.014051499602700761<text:tab/>0.014050841514612153<text:tab/>0.014036682774902304<text:tab/></text:p>
      <text:p text:style-name="P1">xi <text:s text:c="7"/>0.156266969774353837<text:tab/>0.156260783128988362<text:tab/>0.156075712962588931<text:tab/></text:p>
      <text:p text:style-name="P1">pkcc2 <text:s text:c="4"/>0.000000620728539999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746<text:tab/>0.000000000000007746<text:tab/>0.000000000000007755<text:tab/></text:p>
      <text:p text:style-name="P1">ecl <text:s text:c="6"/>-0.090819579304210252<text:tab/>-0.090781064895425562<text:tab/>-0.089653743289748941<text:tab/></text:p>
      <text:p text:style-name="P1">V <text:s text:c="8"/>-0.073820407274331798<text:tab/>-0.073819429558244803<text:tab/>-0.073787361356967340<text:tab/></text:p>
      <text:p text:style-name="P1">z <text:s text:c="8"/>-0.850000000000000089<text:tab/>-0.850000000000000089<text:tab/>-0.849999999999999867<text:tab/>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running from 140.000000 s until 155.000000 s with time step of 1e-06 seconds </text:p>
      <text:p text:style-name="P1">time taken: 38075.045117</text:p>
      <text:p text:style-name="P1">2017-10-21 19:25:12.343683</text:p>
      <text:p text:style-name="P1">Ion concentrations at almos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953011075539567<text:tab/>0.003958495649706533<text:tab/>0.004123440200669390<text:tab/></text:p>
      <text:p text:style-name="P1">ki <text:s text:c="7"/>0.122696158351249709<text:tab/>0.122697234863698670<text:tab/>0.122724281921367973<text:tab/></text:p>
      <text:p text:style-name="P1">nai <text:s text:c="6"/>0.014050478433163194<text:tab/>0.014049846741114572<text:tab/>0.014036205334996077<text:tab/></text:p>
      <text:p text:style-name="P1">xi <text:s text:c="7"/>0.156300345517046052<text:tab/>0.156294414098004569<text:tab/>0.156116061286209584<text:tab/></text:p>
      <text:p text:style-name="P1"><text:soft-page-break/>pkcc2 <text:s text:c="4"/>0.000000620728539999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744<text:tab/>0.000000000000007745<text:tab/>0.000000000000007753<text:tab/></text:p>
      <text:p text:style-name="P1">ecl <text:s text:c="6"/>-0.090994783904083262<text:tab/>-0.090957727922263407<text:tab/>-0.089866645833240555<text:tab/></text:p>
      <text:p text:style-name="P1">V <text:s text:c="8"/>-0.073854547691069097<text:tab/>-0.073853610787060375<text:tab/>-0.073822698884029536<text:tab/></text:p>
      <text:p text:style-name="P1">z <text:s text:c="8"/>-0.849999999999999978<text:tab/>-0.850000000000000089<text:tab/>-0.850000000000000089<text:tab/></text:p>
      <text:p text:style-name="P1">[49, 49, 49, 49, 49, 49, 49, 49, 49, 49]</text:p>
      <text:p text:style-name="P1">[49, 49, 49, 49, 49, 49, 49, 49, 49, 49]</text:p>
      <text:p text:style-name="P1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1"><text:s text:c="2"/>max_open_warning, RuntimeWarning)</text:p>
      <text:p text:style-name="P1">[49, 49, 49, 49, 49, 49, 49, 49, 49, 49]</text:p>
      <text:p text:style-name="P1">running from 155.000000 s until 170.000000 s with time step of 1e-06 seconds </text:p>
      <text:p text:style-name="P1">time taken: 50935.303143</text:p>
      <text:p text:style-name="P1">2017-10-21 22:59:31.260211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952987172271473<text:tab/>0.003958471583488551<text:tab/>0.004123408690599370<text:tab/></text:p>
      <text:p text:style-name="P1">ki <text:s text:c="7"/>0.122696173220126381<text:tab/>0.122697249719769128<text:tab/>0.122724296686427647<text:tab/></text:p>
      <text:p text:style-name="P1">nai <text:s text:c="6"/>0.014050465464000879<text:tab/>0.014049833798075301<text:tab/>0.014036193089073638<text:tab/></text:p>
      <text:p text:style-name="P1">xi <text:s text:c="7"/>0.156300375888823340<text:tab/>0.156294444677234717<text:tab/>0.156116101339759672<text:tab/></text:p>
      <text:p text:style-name="P1">pkcc2 <text:s text:c="4"/>0.000000620728539999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744<text:tab/>0.000000000000007745<text:tab/>0.000000000000007753<text:tab/></text:p>
      <text:p text:style-name="P1">ecl <text:s text:c="6"/>-0.090994945516719716<text:tab/>-0.090957890411180756<text:tab/>-0.089866850071018980<text:tab/></text:p>
      <text:p text:style-name="P1">V <text:s text:c="8"/>-0.073854556119928569<text:tab/>-0.073853619248000268<text:tab/>-0.073822708959825942<text:tab/></text:p>
      <text:p text:style-name="P1">z <text:s text:c="8"/>-0.849999999999999978<text:tab/>-0.850000000000000089<text:tab/>-0.850000000000000089<text:tab/></text:p>
      <text:p text:style-name="P1">[49, 49, 49, 49, 49, 49, 49, 49, 49, 49]</text:p>
      <text:p text:style-name="P1">[49, 49, 49, 49, 49, 49, 49, 49, 49, 49]</text:p>
      <text:p text:style-name="P1">[49, 49, 49, 49, 49, 49, 49, 49, 49, 49]</text:p>
      <text:p text:style-name="P1">running from 170.000000 s until 200.000000 s with time step of 1e-06 seconds </text:p>
      <text:p text:style-name="P1">time taken: 76830.612178</text:p>
      <text:p text:style-name="P1">2017-10-22 06:11:07.122978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952987152208591<text:tab/>0.003958471563292388<text:tab/>0.004123408664340283<text:tab/></text:p>
      <text:p text:style-name="P1">ki <text:s text:c="7"/>0.122696173238798195<text:tab/>0.122697249738408176<text:tab/>0.122724296703990626<text:tab/></text:p>
      <text:p text:style-name="P1">nai <text:s text:c="6"/>0.014050465443698484<text:tab/>0.014049833777794878<text:tab/>0.014036193069376576<text:tab/></text:p>
      <text:p text:style-name="P1">xi <text:s text:c="7"/>0.156300375910516764<text:tab/>0.156294444699072305<text:tab/>0.156116101368152849<text:tab/></text:p>
      <text:p text:style-name="P1">pkcc2 <text:s text:c="4"/>0.000000620728539999<text:tab/>0.000000020728539769<text:tab/>0.000000020728539769<text:tab/></text:p>
      <text:p text:style-name="P1">gx <text:s text:c="7"/>0.000000000000000000<text:tab/>0.000000000000000000<text:tab/>0.000000000000000000<text:tab/></text:p>
      <text:p text:style-name="P1">w <text:s text:c="8"/>0.000000000000007744<text:tab/>0.000000000000007745<text:tab/>0.000000000000007753<text:tab/></text:p>
      <text:p text:style-name="P1">ecl <text:s text:c="6"/>-0.090994945652367487<text:tab/>-0.090957890547540471<text:tab/>-0.089866850241222290<text:tab/></text:p>
      <text:p text:style-name="P1">V <text:s text:c="8"/>-0.073854556123382098<text:tab/>-0.073853619251461972<text:tab/>-0.073822708964533024<text:tab/></text:p>
      <text:p text:style-name="P1">z <text:s text:c="8"/>-0.849999999999999978<text:tab/>-0.849999999999999978<text:tab/>-0.850000000000000089<text:tab/></text:p>
      <text:p text:style-name="P1">[49, 49, 49, 49, 49, 49, 49, 49, 49, 49]</text:p>
      <text:p text:style-name="P1">[49, 49, 49, 49, 49, 49, 49, 49, 49, 49]</text:p>
      <text:p text:style-name="P1"><text:soft-page-break/>[49, 49, 49, 49, 49, 49, 49, 49, 49, 49]</text:p>
      <text:p text:style-name="P1">running from 200.000000 s until 200.000001 s with time step of 1e-06 seconds </text:p>
      <text:p text:style-name="P1">time taken: 76841.198692</text:p>
      <text:p text:style-name="P1"/>
      <text:p text:style-name="P2">2. Dcli</text:p>
      <text:p text:style-name="P2"/>
      <text:p text:style-name="P3">main</text:p>
      <text:p text:style-name="P3">Compartment reference not osmo-neutral</text:p>
      <text:p text:style-name="P3">Compartment dendrite left not osmo-neutral</text:p>
      <text:p text:style-name="P3">Compartment dendrite right 1 not osmo-neutral</text:p>
      <text:p text:style-name="P3">Compartment dendrite right 2 not osmo-neutral</text:p>
      <text:p text:style-name="P3">Compartment dendrite right 3 not osmo-neutral</text:p>
      <text:p text:style-name="P3">Compartment dendrite right 4 not osmo-neutral</text:p>
      <text:p text:style-name="P3">Compartment dendrite right 5 not osmo-neutral</text:p>
      <text:p text:style-name="P3">Compartment dendrite right 6 not osmo-neutral</text:p>
      <text:p text:style-name="P3">Compartment dendrite right 7 not osmo-neutral</text:p>
      <text:p text:style-name="P3">Compartment dendrite right 8 not osmo-neutral</text:p>
      <text:p text:style-name="P3">running from 0.000000 s until 100.000000 s with time step of 0.001 seconds </text:p>
      <text:p text:style-name="P3">time taken: 40.10738</text:p>
      <text:p text:style-name="P3">dendrite left&lt;-reference</text:p>
      <text:p text:style-name="P3">reference&lt;-dendrite right 1</text:p>
      <text:p text:style-name="P3">dendrite right 1&lt;-dendrite right 2</text:p>
      <text:p text:style-name="P3">dendrite right 2&lt;-dendrite right 3</text:p>
      <text:p text:style-name="P3">dendrite right 3&lt;-dendrite right 4</text:p>
      <text:p text:style-name="P3">dendrite right 4&lt;-dendrite right 5</text:p>
      <text:p text:style-name="P3">dendrite right 5&lt;-dendrite right 6</text:p>
      <text:p text:style-name="P3">dendrite right 6&lt;-dendrite right 7</text:p>
      <text:p text:style-name="P3">dendrite right 7&lt;-dendrite right 8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/usr/local/lib/python3.5/dist-packages/matplotlib/backend_bases.py:2437: MatplotlibDeprecationWarning: Using default event loop until function specific to this GUI is implemented</text:p>
      <text:p text:style-name="P3"><text:s text:c="2"/>warnings.warn(str, mplDeprecation)</text:p>
      <text:p text:style-name="P3">running from 100.000000 s until 110.000000 s with time step of 0.001 seconds </text:p>
      <text:p text:style-name="P3">time taken: 54.92559</text:p>
      <text:p text:style-name="P3">2017-10-21 12:50:55.731936</text:p>
      <text:p text:style-name="P3">Ion concentrations given diffusion between compartments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5165971921212191<text:tab/>0.005165971921212191<text:tab/>0.005165971921212191<text:tab/></text:p>
      <text:p text:style-name="P3">ki <text:s text:c="7"/>0.122843956269480234<text:tab/>0.122843956269480234<text:tab/>0.122843956269480234<text:tab/></text:p>
      <text:p text:style-name="P3">nai <text:s text:c="6"/>0.014001741573522799<text:tab/>0.014001741573522799<text:tab/>0.014001741573522799<text:tab/></text:p>
      <text:p text:style-name="P3">xi <text:s text:c="7"/>0.154988330241917466<text:tab/>0.154988330241917466<text:tab/>0.154988330241917466<text:tab/></text:p>
      <text:p text:style-name="P3">pkcc2 <text:s text:c="4"/>0.000000020728539769<text:tab/>0.000000020728539769<text:tab/>0.000000020728539769<text:tab/></text:p>
      <text:p text:style-name="P3">gx <text:s text:c="7"/>0.000000000000000000<text:tab/>0.000000000000000000<text:tab/>0.000000000000000000<text:tab/></text:p>
      <text:p text:style-name="P3">w <text:s text:c="8"/>0.000000000000007810<text:tab/>0.000000000000007810<text:tab/>0.000000000000007810<text:tab/></text:p>
      <text:p text:style-name="P3">ecl <text:s text:c="6"/>-0.083842313127285711<text:tab/>-0.083842313127285711<text:tab/>-0.083842313127285711<text:tab/></text:p>
      <text:p text:style-name="P3">V <text:s text:c="8"/>-0.072587139751560364<text:tab/>-0.072587139751560364<text:tab/>-0.072587139751560364<text:tab/></text:p>
      <text:p text:style-name="P3"><text:soft-page-break/>z <text:s text:c="8"/>-0.850000000000000089<text:tab/>-0.850000000000000089<text:tab/>-0.850000000000000089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10.000000 s until 125.000000 s with time step of 1e-06 seconds </text:p>
      <text:p text:style-name="P3">'/home/kmd/Documents/multi-compartment_multi-anion/graphs/f_rad_dcli_reference.etime taken: 12543.039401</text:p>
      <text:p text:style-name="P3">2017-10-21 16:18:49.791237</text:p>
      <text:p text:style-name="P3">Ion concentrations during event from the dendritic compartment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4134348980626082<text:tab/>0.004187670392565916<text:tab/>0.004883594413917589<text:tab/></text:p>
      <text:p text:style-name="P3">ki <text:s text:c="7"/>0.122721834265904897<text:tab/>0.122726405844592809<text:tab/>0.122790810717637200<text:tab/></text:p>
      <text:p text:style-name="P3">nai <text:s text:c="6"/>0.014027991358252955<text:tab/>0.014028000205095731<text:tab/>0.014024981246437232<text:tab/></text:p>
      <text:p text:style-name="P3">xi <text:s text:c="7"/>0.156090083487165715<text:tab/>0.156032727955468048<text:tab/>0.155286034833967274<text:tab/></text:p>
      <text:p text:style-name="P3">pkcc2 <text:s text:c="4"/>0.000000320728539737<text:tab/>0.000000020728539769<text:tab/>0.000000020728539769<text:tab/></text:p>
      <text:p text:style-name="P3">gx <text:s text:c="7"/>0.000000000000000000<text:tab/>0.000000000000000000<text:tab/>0.000000000000000000<text:tab/></text:p>
      <text:p text:style-name="P3">w <text:s text:c="8"/>0.000000000000007755<text:tab/>0.000000000000007758<text:tab/>0.000000000000007795<text:tab/></text:p>
      <text:p text:style-name="P3">ecl <text:s text:c="6"/>-0.089796032170775308<text:tab/>-0.089453537835009922<text:tab/>-0.085344664856786462<text:tab/></text:p>
      <text:p text:style-name="P3">V <text:s text:c="8"/>-0.073216787091371055<text:tab/>-0.073216799193609253<text:tab/>-0.073211134352083498<text:tab/></text:p>
      <text:p text:style-name="P3">z <text:s text:c="8"/>-0.850000000000000089<text:tab/>-0.849999999999999978<text:tab/>-0.849999999999999978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25.000000 s until 140.000000 s with time step of 1e-06 seconds </text:p>
      <text:p text:style-name="P3">time taken: 25102.516396</text:p>
      <text:p text:style-name="P3">2017-10-21 19:48:07.813072</text:p>
      <text:p text:style-name="P3">Ion concentrations immediately after event from the dendritic compartment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812152096554951<text:tab/>0.003874674310041031<text:tab/>0.004700724305289332<text:tab/></text:p>
      <text:p text:style-name="P3">ki <text:s text:c="7"/>0.122697802221910013<text:tab/>0.122703029345176906<text:tab/>0.122775319775243724<text:tab/></text:p>
      <text:p text:style-name="P3">nai <text:s text:c="6"/>0.014034067238328901<text:tab/>0.014034041895362169<text:tab/>0.014030412477939583<text:tab/></text:p>
      <text:p text:style-name="P3">xi <text:s text:c="7"/>0.156448367285030254<text:tab/>0.156380915909389878<text:tab/>0.155489656296557921<text:tab/></text:p>
      <text:p text:style-name="P3">pkcc2 <text:s text:c="4"/>0.000000620728539999<text:tab/>0.000000020728539769<text:tab/>0.000000020728539769<text:tab/></text:p>
      <text:p text:style-name="P3">gx <text:s text:c="7"/>0.000000000000000000<text:tab/>0.000000000000000000<text:tab/>0.000000000000000000<text:tab/></text:p>
      <text:p text:style-name="P3">w <text:s text:c="8"/>0.000000000000007737<text:tab/>0.000000000000007740<text:tab/>0.000000000000007785<text:tab/></text:p>
      <text:p text:style-name="P3">ecl <text:s text:c="6"/>-0.091964525664670796<text:tab/>-0.091529743833154723<text:tab/>-0.086364685041295644<text:tab/></text:p>
      <text:p text:style-name="P3">V <text:s text:c="8"/>-0.073492624724462802<text:tab/>-0.073492625019095398<text:tab/>-0.073484792954535458<text:tab/></text:p>
      <text:p text:style-name="P3">z <text:s text:c="8"/>-0.849999999999999867<text:tab/>-0.849999999999999978<text:tab/>-0.850000000000000089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>running from 140.000000 s until 155.000000 s with time step of 1e-06 seconds </text:p>
      <text:p text:style-name="P3">time taken: 37945.838802</text:p>
      <text:p text:style-name="P3">2017-10-21 23:22:10.018399</text:p>
      <text:p text:style-name="P3">Ion concentrations at almost steady state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799928329833610<text:tab/>0.003860310999604919<text:tab/>0.004671724178580687<text:tab/></text:p>
      <text:p text:style-name="P3">ki <text:s text:c="7"/>0.122700606757922354<text:tab/>0.122705553626462377<text:tab/>0.122774950468258620<text:tab/></text:p>
      <text:p text:style-name="P3">nai <text:s text:c="6"/>0.014033746831641790<text:tab/>0.014033701874774526<text:tab/>0.014030154489002506<text:tab/></text:p>
      <text:p text:style-name="P3"><text:soft-page-break/>xi <text:s text:c="7"/>0.156465699426236643<text:tab/>0.156400412852059578<text:tab/>0.155523068273410253<text:tab/></text:p>
      <text:p text:style-name="P3">pkcc2 <text:s text:c="4"/>0.000000620728539999<text:tab/>0.000000020728539769<text:tab/>0.000000020728539769<text:tab/></text:p>
      <text:p text:style-name="P3">gx <text:s text:c="7"/>0.000000000000000000<text:tab/>0.000000000000000000<text:tab/>0.000000000000000000<text:tab/></text:p>
      <text:p text:style-name="P3">w <text:s text:c="8"/>0.000000000000007736<text:tab/>0.000000000000007739<text:tab/>0.000000000000007783<text:tab/></text:p>
      <text:p text:style-name="P3">ecl <text:s text:c="6"/>-0.092050363156113230<text:tab/>-0.091629002956833849<text:tab/>-0.086530080221056779<text:tab/></text:p>
      <text:p text:style-name="P3">V <text:s text:c="8"/>-0.073517789212845283<text:tab/>-0.073517771522687042<text:tab/>-0.073509734932013140<text:tab/></text:p>
      <text:p text:style-name="P3">z <text:s text:c="8"/>-0.849999999999999867<text:tab/>-0.849999999999999978<text:tab/>-0.850000000000000089<text:tab/></text:p>
      <text:p text:style-name="P3">[49, 49, 49, 49, 49, 49, 49, 49, 49, 49]</text:p>
      <text:p text:style-name="P3">[49, 49, 49, 49, 49, 49, 49, 49, 49, 49]</text:p>
      <text:p text:style-name="P3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3"><text:s text:c="2"/>max_open_warning, RuntimeWarning)</text:p>
      <text:p text:style-name="P3">[49, 49, 49, 49, 49, 49, 49, 49, 49, 49]</text:p>
      <text:p text:style-name="P3">running from 155.000000 s until 170.000000 s with time step of 1e-06 seconds </text:p>
      <text:p text:style-name="P3">time taken: 50797.360785</text:p>
      <text:p text:style-name="P3">2017-10-22 02:56:20.942853</text:p>
      <text:p text:style-name="P3">Ion concentrations at steady state</text:p>
      <text:p text:style-name="P3"><text:s text:c="10"/><text:tab/> <text:s text:c="4"/>reference <text:s text:c="5"/><text:tab/> <text:s text:c="2"/>dendrite left <text:s text:c="3"/><text:tab/> <text:s/>dendrite right 8 <text:s/><text:tab/></text:p>
      <text:p text:style-name="P3">cli <text:s text:c="6"/>0.003799827518022661<text:tab/>0.003860207494499205<text:tab/>0.004671209041474611<text:tab/></text:p>
      <text:p text:style-name="P3">ki <text:s text:c="7"/>0.122700626336374283<text:tab/>0.122705573009293203<text:tab/>0.122774972530991233<text:tab/></text:p>
      <text:p text:style-name="P3">nai <text:s text:c="6"/>0.014033727917818449<text:tab/>0.014033683184693713<text:tab/>0.014030136816822695<text:tab/></text:p>
      <text:p text:style-name="P3">xi <text:s text:c="7"/>0.156465819148314145<text:tab/>0.156400535776428318<text:tab/>0.155523679944434473<text:tab/></text:p>
      <text:p text:style-name="P3">pkcc2 <text:s text:c="4"/>0.000000620728539999<text:tab/>0.000000020728539769<text:tab/>0.000000020728539769<text:tab/></text:p>
      <text:p text:style-name="P3">gx <text:s text:c="7"/>0.000000000000000000<text:tab/>0.000000000000000000<text:tab/>0.000000000000000000<text:tab/></text:p>
      <text:p text:style-name="P3">w <text:s text:c="8"/>0.000000000000007736<text:tab/>0.000000000000007739<text:tab/>0.000000000000007783<text:tab/></text:p>
      <text:p text:style-name="P3">ecl <text:s text:c="6"/>-0.092051072221751865<text:tab/>-0.091629719578557922<text:tab/>-0.086533027452578279<text:tab/></text:p>
      <text:p text:style-name="P3">V <text:s text:c="8"/>-0.073518105010785290<text:tab/>-0.073518087263618082<text:tab/>-0.073510061866537982<text:tab/></text:p>
      <text:p text:style-name="P3">z <text:s text:c="8"/>-0.849999999999999867<text:tab/>-0.850000000000000089<text:tab/>-0.849999999999999978<text:tab/></text:p>
      <text:p text:style-name="P3">[49, 49, 49, 49, 49, 49, 49, 49, 49, 49]</text:p>
      <text:p text:style-name="P3">[49, 49, 49, 49, 49, 49, 49, 49, 49, 49]</text:p>
      <text:p text:style-name="P3">[49, 49, 49, 49, 49, 49, 49, 49, 49, 49]</text:p>
      <text:p text:style-name="P3"/>
      <text:p text:style-name="P3"/>
      <text:p text:style-name="P4">3. anion in</text:p>
      <text:p text:style-name="P4"/>
      <text:p text:style-name="P4">dendrite left&lt;-reference</text:p>
      <text:p text:style-name="P4">reference&lt;-dendrite right 1</text:p>
      <text:p text:style-name="P4">dendrite right 1&lt;-dendrite right 2</text:p>
      <text:p text:style-name="P4">dendrite right 2&lt;-dendrite right 3</text:p>
      <text:p text:style-name="P4">dendrite right 3&lt;-dendrite right 4</text:p>
      <text:p text:style-name="P4">dendrite right 4&lt;-dendrite right 5</text:p>
      <text:p text:style-name="P4">dendrite right 5&lt;-dendrite right 6</text:p>
      <text:p text:style-name="P4">dendrite right 6&lt;-dendrite right 7</text:p>
      <text:p text:style-name="P4">dendrite right 7&lt;-dendrite right 8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<text:soft-page-break/>/usr/local/lib/python3.5/dist-packages/matplotlib/backend_bases.py:2437: MatplotlibDeprecationWarning: Using default event loop until function specific to this GUI is implemented</text:p>
      <text:p text:style-name="P4"><text:s text:c="2"/>warnings.warn(str, mplDeprecation)</text:p>
      <text:p text:style-name="P4">running from 100.000000 s until 110.000000 s with time step of 0.001 seconds </text:p>
      <text:p text:style-name="P4">time taken: 57.09413</text:p>
      <text:p text:style-name="P4">2017-10-22 20:37:22.158854</text:p>
      <text:p text:style-name="P4">Ion concentrations given diffusion between compartments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65971921212191<text:tab/>0.005165971921212191<text:tab/>0.005165971921212191<text:tab/></text:p>
      <text:p text:style-name="P4">ki <text:s text:c="7"/>0.122843956269480234<text:tab/>0.122843956269480234<text:tab/>0.122843956269480234<text:tab/></text:p>
      <text:p text:style-name="P4">nai <text:s text:c="6"/>0.014001741573522799<text:tab/>0.014001741573522799<text:tab/>0.014001741573522799<text:tab/></text:p>
      <text:p text:style-name="P4">xi <text:s text:c="7"/>0.154988330241917466<text:tab/>0.154988330241917466<text:tab/>0.154988330241917466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07810<text:tab/>0.000000000000007810<text:tab/>0.000000000000007810<text:tab/></text:p>
      <text:p text:style-name="P4">ecl <text:s text:c="6"/>-0.083842313127285711<text:tab/>-0.083842313127285711<text:tab/>-0.083842313127285711<text:tab/></text:p>
      <text:p text:style-name="P4">V <text:s text:c="8"/>-0.072587139751560364<text:tab/>-0.072587139751560364<text:tab/>-0.072587139751560364<text:tab/></text:p>
      <text:p text:style-name="P4">z <text:s text:c="8"/>-0.850000000000000089<text:tab/>-0.850000000000000089<text:tab/>-0.850000000000000089<text:tab/>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running from 110.000000 s until 125.000000 s with time step of 1e-06 seconds </text:p>
      <text:p text:style-name="P4">time taken: 12835.845711</text:p>
      <text:p text:style-name="P4">2017-10-23 00:09:53.620298</text:p>
      <text:p text:style-name="P4">Ion concentrations during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664655698173181<text:tab/>0.004709739279337260<text:tab/>0.004730654660002727<text:tab/></text:p>
      <text:p text:style-name="P4">ki <text:s text:c="7"/>0.123924081023372240<text:tab/>0.122754358630927776<text:tab/>0.122738750342424333<text:tab/></text:p>
      <text:p text:style-name="P4">nai <text:s text:c="6"/>0.014184485144117399<text:tab/>0.014051457805012603<text:tab/>0.014068722292043971<text:tab/></text:p>
      <text:p text:style-name="P4">xi <text:s text:c="7"/>0.157054537429642566<text:tab/>0.155482505196738952<text:tab/>0.155459778993959075<text:tab/></text:p>
      <text:p text:style-name="P4">pkcc2 <text:s text:c="4"/>0.000000020728539769<text:tab/>0.000000020728539769<text:tab/>0.000000020728539769<text:tab/></text:p>
      <text:p text:style-name="P4">gx <text:s text:c="7"/>1.000000000000000000<text:tab/>0.000000000000000000<text:tab/>0.000000000000000000<text:tab/></text:p>
      <text:p text:style-name="P4">w <text:s text:c="8"/>0.000000000000011689<text:tab/>0.000000000000007785<text:tab/>0.000000000000007786<text:tab/></text:p>
      <text:p text:style-name="P4">ecl <text:s text:c="6"/>-0.086570549178870054<text:tab/>-0.086313478201002797<text:tab/>-0.086195051150237414<text:tab/></text:p>
      <text:p text:style-name="P4">V <text:s text:c="8"/>-0.077166679895157603<text:tab/>-0.076911482405810111<text:tab/>-0.076847346331291352<text:tab/></text:p>
      <text:p text:style-name="P4">z <text:s text:c="8"/>-0.850000000000000089<text:tab/>-0.849999999999999867<text:tab/>-0.850000000000000200<text:tab/></text:p>
      <text:p text:style-name="P4">[49, 60, 49, 49, 49, 49, 49, 49, 49, 49]</text:p>
      <text:p text:style-name="P4">[49, 60, 49, 49, 49, 49, 49, 49, 49, 49]</text:p>
      <text:p text:style-name="P4">[49, 60, 49, 49, 49, 49, 49, 49, 49, 49]</text:p>
      <text:p text:style-name="P4">running from 125.000000 s until 140.000000 s with time step of 1e-06 seconds </text:p>
      <text:p text:style-name="P4">time taken: 25735.050099</text:p>
      <text:p text:style-name="P4">2017-10-23 03:44:50.349339</text:p>
      <text:p text:style-name="P4">Ion concentrations immediately after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692198235537438<text:tab/>0.004737633018183602<text:tab/>0.004755719762511343<text:tab/></text:p>
      <text:p text:style-name="P4">ki <text:s text:c="7"/>0.123940775771307563<text:tab/>0.122766400542109216<text:tab/>0.122753043131366021<text:tab/></text:p>
      <text:p text:style-name="P4">nai <text:s text:c="6"/>0.014177477279295431<text:tab/>0.014043879512911210<text:tab/>0.014058683384503575<text:tab/></text:p>
      <text:p text:style-name="P4">xi <text:s text:c="7"/>0.157023363711561337<text:tab/>0.155454347385680314<text:tab/>0.155434712225502342<text:tab/></text:p>
      <text:p text:style-name="P4"><text:soft-page-break/>pkcc2 <text:s text:c="4"/>0.000000020728539769<text:tab/>0.000000020728539769<text:tab/>0.000000020728539769<text:tab/></text:p>
      <text:p text:style-name="P4">gx <text:s text:c="7"/>1.000000000000000000<text:tab/>0.000000000000000000<text:tab/>0.000000000000000000<text:tab/></text:p>
      <text:p text:style-name="P4">w <text:s text:c="8"/>0.000000000000016498<text:tab/>0.000000000000007786<text:tab/>0.000000000000007787<text:tab/></text:p>
      <text:p text:style-name="P4">ecl <text:s text:c="6"/>-0.086413205319354508<text:tab/>-0.086155654795673595<text:tab/>-0.086053815390954053<text:tab/></text:p>
      <text:p text:style-name="P4">V <text:s text:c="8"/>-0.076569108618967513<text:tab/>-0.076313185531933239<text:tab/>-0.076258435347751244<text:tab/></text:p>
      <text:p text:style-name="P4">z <text:s text:c="8"/>-0.849999999999999978<text:tab/>-0.849999999999999978<text:tab/>-0.849999999999999867<text:tab/></text:p>
      <text:p text:style-name="P4">[49, 72, 49, 49, 49, 49, 49, 49, 49, 49]</text:p>
      <text:p text:style-name="P4">[49, 72, 49, 49, 49, 49, 49, 49, 49, 49]</text:p>
      <text:p text:style-name="P4">[49, 72, 49, 49, 49, 49, 49, 49, 49, 49]</text:p>
      <text:p text:style-name="P4">running from 140.000000 s until 155.000000 s with time step of 1e-06 seconds </text:p>
      <text:p text:style-name="P4">time taken: 38884.624106</text:p>
      <text:p text:style-name="P4">2017-10-23 07:24:03.027729</text:p>
      <text:p text:style-name="P4">Ion concentrations at almos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19092049343475<text:tab/>0.005119522783603877<text:tab/>0.005119731086894817<text:tab/></text:p>
      <text:p text:style-name="P4">ki <text:s text:c="7"/>0.122852523676505232<text:tab/>0.122842330322061169<text:tab/>0.122842288630747351<text:tab/></text:p>
      <text:p text:style-name="P4">nai <text:s text:c="6"/>0.014002853931546242<text:tab/>0.014001694377326365<text:tab/>0.014001743512680246<text:tab/></text:p>
      <text:p text:style-name="P4">xi <text:s text:c="7"/>0.155032439851526371<text:tab/>0.155041062736362756<text:tab/>0.155040826332148773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6709<text:tab/>0.000000000000007807<text:tab/>0.000000000000007807<text:tab/></text:p>
      <text:p text:style-name="P4">ecl <text:s text:c="6"/>-0.084085957863259814<text:tab/>-0.084083709105053930<text:tab/>-0.084082621672255803<text:tab/></text:p>
      <text:p text:style-name="P4">V <text:s text:c="8"/>-0.072633079858550303<text:tab/>-0.072630861248506859<text:tab/>-0.072630815216214395<text:tab/></text:p>
      <text:p text:style-name="P4">z <text:s text:c="8"/>-0.850000000000000089<text:tab/>-0.849999999999999978<text:tab/>-0.849999999999999867<text:tab/></text:p>
      <text:p text:style-name="P4">[49, 72, 49, 49, 49, 49, 49, 49, 49, 49]</text:p>
      <text:p text:style-name="P4">[49, 72, 49, 49, 49, 49, 49, 49, 49, 49]</text:p>
      <text:p text:style-name="P4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4"><text:s text:c="2"/>max_open_warning, RuntimeWarning)</text:p>
      <text:p text:style-name="P4">[49, 72, 49, 49, 49, 49, 49, 49, 49, 49]</text:p>
      <text:p text:style-name="P4">running from 155.000000 s until 170.000000 s with time step of 1e-06 seconds </text:p>
      <text:p text:style-name="P4">time taken: 53877.515539</text:p>
      <text:p text:style-name="P4">2017-10-23 11:34:05.654549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60409204301691<text:tab/>0.005160802447788691<text:tab/>0.005160826284177153<text:tab/></text:p>
      <text:p text:style-name="P4">ki <text:s text:c="7"/>0.122853207528947364<text:tab/>0.122843861332733936<text:tab/>0.122843823187491305<text:tab/></text:p>
      <text:p text:style-name="P4">nai <text:s text:c="6"/>0.014002712637718047<text:tab/>0.014001649277806911<text:tab/>0.014001688317688462<text:tab/></text:p>
      <text:p text:style-name="P4">xi <text:s text:c="7"/>0.154984436089215499<text:tab/>0.154994197772262365<text:tab/>0.154994170767112666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6715<text:tab/>0.000000000000007810<text:tab/>0.000000000000007810<text:tab/></text:p>
      <text:p text:style-name="P4">ecl <text:s text:c="6"/>-0.083871107886575563<text:tab/>-0.083869071288174848<text:tab/>-0.083868947845073205<text:tab/></text:p>
      <text:p text:style-name="P4">V <text:s text:c="8"/>-0.072594004561102793<text:tab/>-0.072591971272528630<text:tab/>-0.072591962409744998<text:tab/></text:p>
      <text:p text:style-name="P4">z <text:s text:c="8"/>-0.850000000000000089<text:tab/>-0.849999999999999978<text:tab/>-0.849999999999999978<text:tab/></text:p>
      <text:p text:style-name="P4">[49, 72, 49, 49, 49, 49, 49, 49, 49, 49]</text:p>
      <text:p text:style-name="P4">[49, 72, 49, 49, 49, 49, 49, 49, 49, 49]</text:p>
      <text:p text:style-name="P4"><text:soft-page-break/>[49, 72, 49, 49, 49, 49, 49, 49, 49, 49]</text:p>
      <text:p text:style-name="P4">running from 170.000000 s until 200.000000 s with time step of 1e-06 seconds </text:p>
      <text:p text:style-name="P4">time taken: 83508.932266</text:p>
      <text:p text:style-name="P4">2017-10-23 19:48:17.578517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65517508777540<text:tab/>0.005165906103778982<text:tab/>0.005165907222770058<text:tab/></text:p>
      <text:p text:style-name="P4">ki <text:s text:c="7"/>0.122853287764295813<text:tab/>0.122844045752916853<text:tab/>0.122844008146765993<text:tab/></text:p>
      <text:p text:style-name="P4">nai <text:s text:c="6"/>0.014002701179524513<text:tab/>0.014001649645252915<text:tab/>0.014001687331184991<text:tab/></text:p>
      <text:p text:style-name="P4">xi <text:s text:c="7"/>0.154978503096516507<text:tab/>0.154988404870478019<text:tab/>0.154988403643407463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6715<text:tab/>0.000000000000007810<text:tab/>0.000000000000007810<text:tab/></text:p>
      <text:p text:style-name="P4">ecl <text:s text:c="6"/>-0.083844664177012002<text:tab/>-0.083842653642261109<text:tab/>-0.083842647852980068<text:tab/></text:p>
      <text:p text:style-name="P4">V <text:s text:c="8"/>-0.072589206950708321<text:tab/>-0.072587196452517946<text:tab/>-0.072587192169527789<text:tab/></text:p>
      <text:p text:style-name="P4">z <text:s text:c="8"/>-0.849999999999999978<text:tab/>-0.850000000000000089<text:tab/>-0.849999999999999978<text:tab/></text:p>
      <text:p text:style-name="P4">[49, 72, 49, 49, 49, 49, 49, 49, 49, 49]</text:p>
      <text:p text:style-name="P4">[49, 72, 49, 49, 49, 49, 49, 49, 49, 49]</text:p>
      <text:p text:style-name="P4">[49, 72, 49, 49, 49, 49, 49, 49, 49, 49]</text:p>
      <text:p text:style-name="P4">running from 200.000000 s until 200.000001 s with time step of 1e-06 seconds </text:p>
      <text:p text:style-name="P4">time taken: 83519.373683</text:p>
      <text:p text:style-name="P4"/>
      <text:p text:style-name="P4"/>
      <text:p text:style-name="P4">4. dz</text:p>
      <text:p text:style-name="P4">main</text:p>
      <text:p text:style-name="P4">Compartment reference not osmo-neutral</text:p>
      <text:p text:style-name="P4">Compartment dendrite left not osmo-neutral</text:p>
      <text:p text:style-name="P4">Compartment dendrite right 1 not osmo-neutral</text:p>
      <text:p text:style-name="P4">Compartment dendrite right 2 not osmo-neutral</text:p>
      <text:p text:style-name="P4">Compartment dendrite right 3 not osmo-neutral</text:p>
      <text:p text:style-name="P4">Compartment dendrite right 4 not osmo-neutral</text:p>
      <text:p text:style-name="P4">Compartment dendrite right 5 not osmo-neutral</text:p>
      <text:p text:style-name="P4">Compartment dendrite right 6 not osmo-neutral</text:p>
      <text:p text:style-name="P4">Compartment dendrite right 7 not osmo-neutral</text:p>
      <text:p text:style-name="P4">Compartment dendrite right 8 not osmo-neutral</text:p>
      <text:p text:style-name="P4">running from 0.000000 s until 100.000000 s with time step of 0.001 seconds </text:p>
      <text:p text:style-name="P4">time taken: 41.19232</text:p>
      <text:p text:style-name="P4">dendrite left&lt;-reference</text:p>
      <text:p text:style-name="P4">reference&lt;-dendrite right 1</text:p>
      <text:p text:style-name="P4">dendrite right 1&lt;-dendrite right 2</text:p>
      <text:p text:style-name="P4">dendrite right 2&lt;-dendrite right 3</text:p>
      <text:p text:style-name="P4">dendrite right 3&lt;-dendrite right 4</text:p>
      <text:p text:style-name="P4">dendrite right 4&lt;-dendrite right 5</text:p>
      <text:p text:style-name="P4">dendrite right 5&lt;-dendrite right 6</text:p>
      <text:p text:style-name="P4">dendrite right 6&lt;-dendrite right 7</text:p>
      <text:p text:style-name="P4">dendrite right 7&lt;-dendrite right 8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<text:soft-page-break/>/usr/local/lib/python3.5/dist-packages/matplotlib/backend_bases.py:2437: MatplotlibDeprecationWarning: Using default event loop until function specific to this GUI is implemented</text:p>
      <text:p text:style-name="P4"><text:s text:c="2"/>warnings.warn(str, mplDeprecation)</text:p>
      <text:p text:style-name="P4">running from 100.000000 s until 110.000000 s with time step of 0.001 seconds </text:p>
      <text:p text:style-name="P4">time taken: 56.028982</text:p>
      <text:p text:style-name="P4">2017-10-22 20:37:37.865776</text:p>
      <text:p text:style-name="P4">Ion concentrations given diffusion between compartments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5165971921212191<text:tab/>0.005165971921212191<text:tab/>0.005165971921212191<text:tab/></text:p>
      <text:p text:style-name="P4">ki <text:s text:c="7"/>0.122843956269480234<text:tab/>0.122843956269480234<text:tab/>0.122843956269480234<text:tab/></text:p>
      <text:p text:style-name="P4">nai <text:s text:c="6"/>0.014001741573522799<text:tab/>0.014001741573522799<text:tab/>0.014001741573522799<text:tab/></text:p>
      <text:p text:style-name="P4">xi <text:s text:c="7"/>0.154988330241917466<text:tab/>0.154988330241917466<text:tab/>0.154988330241917466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07810<text:tab/>0.000000000000007810<text:tab/>0.000000000000007810<text:tab/></text:p>
      <text:p text:style-name="P4">ecl <text:s text:c="6"/>-0.083842313127285711<text:tab/>-0.083842313127285711<text:tab/>-0.083842313127285711<text:tab/></text:p>
      <text:p text:style-name="P4">V <text:s text:c="8"/>-0.072587139751560364<text:tab/>-0.072587139751560364<text:tab/>-0.072587139751560364<text:tab/></text:p>
      <text:p text:style-name="P4">z <text:s text:c="8"/>-0.850000000000000089<text:tab/>-0.850000000000000089<text:tab/>-0.850000000000000089<text:tab/></text:p>
      <text:p text:style-name="P4">[49, 49, 49, 49, 49, 49, 49, 49, 49, 49]</text:p>
      <text:p text:style-name="P4">[49, 49, 49, 49, 49, 49, 49, 49, 49, 49]</text:p>
      <text:p text:style-name="P4">[49, 49, 49, 49, 49, 49, 49, 49, 49, 49]</text:p>
      <text:p text:style-name="P4">Anion flux with fixed anions having net charge -0.84693877551 while a proportion of 0.020000000000000018 of all impermeants are temporarily mobile anions of charge -1</text:p>
      <text:p text:style-name="P4">running from 110.000000 s until 125.000000 s with time step of 1e-06 seconds </text:p>
      <text:p text:style-name="P4">time taken: 12670.436039</text:p>
      <text:p text:style-name="P4">2017-10-23 00:07:21.051960</text:p>
      <text:p text:style-name="P4">Ion concentrations during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465175078927322<text:tab/>0.004650059058932393<text:tab/>0.004672541249070389<text:tab/></text:p>
      <text:p text:style-name="P4">ki <text:s text:c="7"/>0.127847900687287408<text:tab/>0.122781962111066845<text:tab/>0.122745832770932664<text:tab/></text:p>
      <text:p text:style-name="P4">nai <text:s text:c="6"/>0.014595160014416658<text:tab/>0.014018710281008475<text:tab/>0.014056623868173189<text:tab/></text:p>
      <text:p text:style-name="P4">xi <text:s text:c="7"/>0.153137597262215375<text:tab/>0.155547360128871492<text:tab/>0.155522929234642115<text:tab/></text:p>
      <text:p text:style-name="P4">pkcc2 <text:s text:c="4"/>0.000000020728539769<text:tab/>0.000000020728539769<text:tab/>0.000000020728539769<text:tab/></text:p>
      <text:p text:style-name="P4">gx <text:s text:c="7"/>1.000000000000000000<text:tab/>0.000000000000000000<text:tab/>0.000000000000000000<text:tab/></text:p>
      <text:p text:style-name="P4">w <text:s text:c="8"/>0.000000000000012019<text:tab/>0.000000000000007782<text:tab/>0.000000000000007783<text:tab/></text:p>
      <text:p text:style-name="P4">ecl <text:s text:c="6"/>-0.087738653506324371<text:tab/>-0.086654313334466326<text:tab/>-0.086525406203987271<text:tab/></text:p>
      <text:p text:style-name="P4">V <text:s text:c="8"/>-0.078686975267481418<text:tab/>-0.077604367468249225<text:tab/>-0.077528440872467796<text:tab/></text:p>
      <text:p text:style-name="P4">z <text:s text:c="8"/>-0.901350345807626296<text:tab/>-0.849999999999999867<text:tab/>-0.849999999999999978<text:tab/></text:p>
      <text:p text:style-name="P4">[49, 61, 49, 49, 49, 49, 49, 49, 49, 49]</text:p>
      <text:p text:style-name="P4">[49, 61, 49, 49, 49, 49, 49, 49, 49, 49]</text:p>
      <text:p text:style-name="P4">[49, 61, 49, 49, 49, 49, 49, 49, 49, 49]</text:p>
      <text:p text:style-name="P4">running from 125.000000 s until 140.000000 s with time step of 1e-06 seconds </text:p>
      <text:p text:style-name="P4">time taken: 25403.328043</text:p>
      <text:p text:style-name="P4">2017-10-23 03:39:31.457617</text:p>
      <text:p text:style-name="P4">Ion concentrations immediately after event from the dendritic compartment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428578137366056<text:tab/>0.004686569269759404<text:tab/>0.004706055199029188<text:tab/></text:p>
      <text:p text:style-name="P4">ki <text:s text:c="7"/>0.129953287532601491<text:tab/>0.122814021522965930<text:tab/>0.122774338357335061<text:tab/></text:p>
      <text:p text:style-name="P4"><text:soft-page-break/>nai <text:s text:c="6"/>0.014803309628644030<text:tab/>0.013992065134499458<text:tab/>0.014033310212908162<text:tab/></text:p>
      <text:p text:style-name="P4">xi <text:s text:c="7"/>0.150867469052485881<text:tab/>0.155510042290606998<text:tab/>0.155488886274666838<text:tab/></text:p>
      <text:p text:style-name="P4">pkcc2 <text:s text:c="4"/>0.000000020728539769<text:tab/>0.000000020728539769<text:tab/>0.000000020728539769<text:tab/></text:p>
      <text:p text:style-name="P4">gx <text:s text:c="7"/>1.000000000000000000<text:tab/>0.000000000000000000<text:tab/>0.000000000000000000<text:tab/></text:p>
      <text:p text:style-name="P4">w <text:s text:c="8"/>0.000000000000017299<text:tab/>0.000000000000007784<text:tab/>0.000000000000007785<text:tab/></text:p>
      <text:p text:style-name="P4">ecl <text:s text:c="6"/>-0.087958610016302993<text:tab/>-0.086445287027899873<text:tab/>-0.086334392700036108<text:tab/></text:p>
      <text:p text:style-name="P4">V <text:s text:c="8"/>-0.078375705230907741<text:tab/>-0.076864208862915187<text:tab/>-0.076799078164494813<text:tab/></text:p>
      <text:p text:style-name="P4">z <text:s text:c="8"/>-0.930431235367569998<text:tab/>-0.850000000000000089<text:tab/>-0.849999999999999978<text:tab/></text:p>
      <text:p text:style-name="P4">[49, 74, 49, 49, 49, 49, 49, 49, 49, 49]</text:p>
      <text:p text:style-name="P4">[49, 74, 49, 49, 49, 49, 49, 49, 49, 49]</text:p>
      <text:p text:style-name="P4">[49, 74, 49, 49, 49, 49, 49, 49, 49, 49]</text:p>
      <text:p text:style-name="P4">running from 140.000000 s until 155.000000 s with time step of 1e-06 seconds </text:p>
      <text:p text:style-name="P4">time taken: 38218.153933</text:p>
      <text:p text:style-name="P4">2017-10-23 07:13:06.665049</text:p>
      <text:p text:style-name="P4">Ion concentrations at almos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883155157702535<text:tab/>0.005113808061617444<text:tab/>0.005114540108496984<text:tab/></text:p>
      <text:p text:style-name="P4">ki <text:s text:c="7"/>0.128705983221789361<text:tab/>0.122900479331118043<text:tab/>0.122876649484816816<text:tab/></text:p>
      <text:p text:style-name="P4">nai <text:s text:c="6"/>0.014600748313316467<text:tab/>0.013943309747937258<text:tab/>0.013967190832400035<text:tab/></text:p>
      <text:p text:style-name="P4">xi <text:s text:c="7"/>0.148817620434770148<text:tab/>0.155047512486796657<text:tab/>0.155046708691182006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7537<text:tab/>0.000000000000007807<text:tab/>0.000000000000007807<text:tab/></text:p>
      <text:p text:style-name="P4">ecl <text:s text:c="6"/>-0.085347069061495306<text:tab/>-0.084113559682512440<text:tab/>-0.084109734008567291<text:tab/></text:p>
      <text:p text:style-name="P4">V <text:s text:c="8"/>-0.073866444150238977<text:tab/>-0.072633181811114778<text:tab/>-0.072630463100939097<text:tab/></text:p>
      <text:p text:style-name="P4">z <text:s text:c="8"/>-0.930431236858947242<text:tab/>-0.849999999999999978<text:tab/>-0.849999999999999978<text:tab/></text:p>
      <text:p text:style-name="P4">[49, 74, 49, 49, 49, 49, 49, 49, 49, 49]</text:p>
      <text:p text:style-name="P4">/usr/local/lib/python3.5/dist-packages/matplotlib/pyplot.py:524: RuntimeWarning: More than 20 figures have been opened. Figures created through the pyplot interface (`matplotlib.pyplot.figure`) are retained until explicitly closed and may consume too much memory. (To control this warning, see the rcParam `figure.max_open_warning`).</text:p>
      <text:p text:style-name="P4"><text:s text:c="2"/>max_open_warning, RuntimeWarning)</text:p>
      <text:p text:style-name="P4">[49, 74, 49, 49, 49, 49, 49, 49, 49, 49]</text:p>
      <text:p text:style-name="P4">[49, 74, 49, 49, 49, 49, 49, 49, 49, 49]</text:p>
      <text:p text:style-name="P4">running from 155.000000 s until 170.000000 s with time step of 1e-06 seconds </text:p>
      <text:p text:style-name="P4">time taken: 53052.323469</text:p>
      <text:p text:style-name="P4">2017-10-23 11:20:30.734047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926844606125653<text:tab/>0.005159435244767456<text:tab/>0.005159984426426215<text:tab/></text:p>
      <text:p text:style-name="P4">ki <text:s text:c="7"/>0.128704723368216450<text:tab/>0.122902143306999626<text:tab/>0.122878329710437995<text:tab/></text:p>
      <text:p text:style-name="P4">nai <text:s text:c="6"/>0.014600378284957066<text:tab/>0.013943280623771965<text:tab/>0.013967138987740628<text:tab/></text:p>
      <text:p text:style-name="P4">xi <text:s text:c="7"/>0.148768879315080704<text:tab/>0.154995702836785487<text:tab/>0.154995106650159142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7543<text:tab/>0.000000000000007809<text:tab/>0.000000000000007810<text:tab/></text:p>
      <text:p text:style-name="P4">ecl <text:s text:c="6"/>-0.085109009821117937<text:tab/>-0.083876152667831411<text:tab/>-0.083873307975540934<text:tab/></text:p>
      <text:p text:style-name="P4">V <text:s text:c="8"/>-0.073822791784108610<text:tab/>-0.072590153512333749<text:tab/>-0.072587473656207602<text:tab/></text:p>
      <text:p text:style-name="P4">z <text:s text:c="8"/>-0.930431236858912714<text:tab/>-0.849999999999999867<text:tab/>-0.849999999999999978<text:tab/></text:p>
      <text:p text:style-name="P4"><text:soft-page-break/>[49, 74, 49, 49, 49, 49, 49, 49, 49, 49]</text:p>
      <text:p text:style-name="P4">[49, 74, 49, 49, 49, 49, 49, 49, 49, 49]</text:p>
      <text:p text:style-name="P4">[49, 74, 49, 49, 49, 49, 49, 49, 49, 49]</text:p>
      <text:p text:style-name="P4">running from 170.000000 s until 200.000000 s with time step of 1e-06 seconds </text:p>
      <text:p text:style-name="P4">time taken: 82377.197613</text:p>
      <text:p text:style-name="P4">2017-10-23 19:29:34.624955</text:p>
      <text:p text:style-name="P4">Ion concentrations at steady state</text:p>
      <text:p text:style-name="P4"><text:s text:c="10"/><text:tab/> <text:s text:c="4"/>reference <text:s text:c="5"/><text:tab/> <text:s text:c="2"/>dendrite left <text:s text:c="3"/><text:tab/> <text:s/>dendrite right 8 <text:s/><text:tab/></text:p>
      <text:p text:style-name="P4">cli <text:s text:c="6"/>0.004932205412703925<text:tab/>0.005165033700521795<text:tab/>0.005165560543462856<text:tab/></text:p>
      <text:p text:style-name="P4">ki <text:s text:c="7"/>0.128704563610568007<text:tab/>0.122902341885480867<text:tab/>0.122878530388154120<text:tab/></text:p>
      <text:p text:style-name="P4">nai <text:s text:c="6"/>0.014600340193219796<text:tab/>0.013943283953602101<text:tab/>0.013967139418543729<text:tab/></text:p>
      <text:p text:style-name="P4">xi <text:s text:c="7"/>0.148762900981835672<text:tab/>0.154989347376178782<text:tab/>0.154988776539974560<text:tab/></text:p>
      <text:p text:style-name="P4">pkcc2 <text:s text:c="4"/>0.000000020728539769<text:tab/>0.000000020728539769<text:tab/>0.000000020728539769<text:tab/></text:p>
      <text:p text:style-name="P4">gx <text:s text:c="7"/>0.000000000000000000<text:tab/>0.000000000000000000<text:tab/>0.000000000000000000<text:tab/></text:p>
      <text:p text:style-name="P4">w <text:s text:c="8"/>0.000000000000017544<text:tab/>0.000000000000007810<text:tab/>0.000000000000007810<text:tab/></text:p>
      <text:p text:style-name="P4">ecl <text:s text:c="6"/>-0.085079944861940829<text:tab/>-0.083847167542865156<text:tab/>-0.083844441514284745<text:tab/></text:p>
      <text:p text:style-name="P4">V <text:s text:c="8"/>-0.073817475821341322<text:tab/>-0.072584913979835089<text:tab/>-0.072582238869557544<text:tab/></text:p>
      <text:p text:style-name="P4">z <text:s text:c="8"/>-0.930431236858880295<text:tab/>-0.849999999999999978<text:tab/>-0.850000000000000089<text:tab/></text:p>
      <text:p text:style-name="P4">[49, 74, 49, 49, 49, 49, 49, 49, 49, 49]</text:p>
      <text:p text:style-name="P4">[49, 74, 49, 49, 49, 49, 49, 49, 49, 49]</text:p>
      <text:p text:style-name="P4">[49, 74, 49, 49, 49, 49, 49, 49, 49, 49]</text:p>
      <text:p text:style-name="P4">running from 200.000000 s until 200.000001 s with time step of 1e-06 seconds </text:p>
      <text:p text:style-name="P4">time taken: 82390.562507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6:45:59.532474386</meta:creation-date>
    <dc:date>2017-10-24T14:17:56.062606587</dc:date>
    <meta:editing-duration>PT5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2" meta:paragraph-count="531" meta:word-count="3112" meta:character-count="31773" meta:non-whitespace-character-count="26593"/>
  </office:meta>
</office:document-meta>
</file>